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title">
      <style:paragraph-properties fo:text-align="center" style:justify-single-word="false"/>
      <style:text-properties fo:font-size="13pt" style:font-size-asian="13pt" style:font-size-complex="13pt"/>
    </style:style>
    <style:style style:name="P2" style:family="paragraph" style:parent-style-name="Text_20_body">
      <style:paragraph-properties fo:text-align="justify" style:justify-single-word="false"/>
      <style:text-properties fo:font-size="13pt" style:font-size-asian="13pt" style:font-size-complex="13pt"/>
    </style:style>
    <style:style style:name="P3" style:family="paragraph" style:parent-style-name="Heading_20_1">
      <style:paragraph-properties fo:text-align="justify" style:justify-single-word="false"/>
      <style:text-properties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1">Stratégie de support </text:p>
      <text:p text:style-name="P2">OLPC apporte un soutien durant les étapes du déploiement, tout particulièrement dans les domaines opérationnel, éducatif et technique (qui sont les plus importants).</text:p>
      <text:p text:style-name="P2">Pour que la maîtrise du déploiement soit locale et qu'il soit autonome, nous aidons à créer et stimuler des compétences dans les domaines technique et éducatif, en apportant à l'équipe principale la formation nécessaire durant le pré-déploiement puis une assistance à distance (courriel, téléphone ou chat) durant le post-déploiement, et ceci selon les besoins du projet. </text:p>
      <text:p text:style-name="P2">Ce support est gratuit (quelle que soit la taille du projet). Pour ceux de 25'000 unités et +, une équipe OLPC éducative et technique se rend dans le pays du <text:s/>déploiement et y assure une formation complète d'une semaine. Ceci est aussi valable pour de plus petits projets <text:s/>(5'000 unités et +) montrant un fort potentiel de croissance à court terme. Pour ceux de 50'000 unités et +, la formation initiale peut être étendue à deux semaines et comporter deux sessions supplémentaires d'une semaine chacune sur une période d'un an. </text:p>
      <text:p text:style-name="P2">Des visites ponctuelles pour un suivi sur place peuvent être faites sur demande ; une formation éducative complémentaire à la formation initiale peut être apportée 2-3 fois par an. Nous prenons en charge ces coûts de formation sur place (à l'exception du matériel et des fournitures), même si en général, les sponsors apportent un logement approprié à l'équipe OLPC. Dans des environnements très difficiles, nous pouvons envoyer une équipe à plein temps comprenant le chef de projet et les directeurs technique et éducatif. Le coût de ce type de service OLPC est à négocier lors de la demande. </text:p>
      <text:h text:style-name="P3" text:outline-level="1">Support opérationnel<text:bookmark-start text:name="OrgXref.sec-1"/> <text:bookmark-end text:name="OrgXref.sec-1"/></text:h>
      <text:p text:style-name="P2">Durant la phase de planification du déploiement et lorsque des décisions stratégiques sont à prendre (concernant le financement, les contrats et le processus de commande), nous apportons un support direct au chef de projet et aux sponsors ainsi qu'un support logistique à la chaîne d'approvisionnement. </text:p>
      <text:h text:style-name="P3" text:outline-level="1"><text:bookmark text:name="sec-2"/>Support <text:bookmark-start text:name="OrgXref.sec-2"/>éducatif <text:bookmark-end text:name="OrgXref.sec-2"/></text:h>
      <text:p text:style-name="P2">Lorsque un projet est officiellement implanté, nous proposons des ateliers aux équipes principales afin qu'elles soient à même de mieux appréhender le XO comme outil d'apprentissage. Durant la phase de structuration, nous apportons des conseils aux écoles ou centres d'enseignement. Finalement, un support courant sur le déploiement et le contenu éducatif est amené à travers les différentes phases de formation aux enseignants. <text:s/></text:p>
      <text:h text:style-name="P3" text:outline-level="1"><text:bookmark text:name="sec-3"/>Support <text:bookmark-start text:name="OrgXref.sec-3"/><text:s/>technique <text:bookmark-end text:name="OrgXref.sec-3"/></text:h>
      <text:p text:style-name="P2">Nous nous concentrons aussi sur la création et la stimulation des capacités locales comme <text:s/>la mise en oeuvre d'une infrastructure, la connectivité et tout autre impératif concernant les logiciels, le matériel, la maintenance et la réparation des XO. </text:p>
      <text:h text:style-name="P3" text:outline-level="1">Support par des volontaires et des stagiaires <text:bookmark-start text:name="OrgXref.sec-4"/><text:s/><text:bookmark-end text:name="OrgXref.sec-4"/></text:h>
      <text:p text:style-name="P2">Durant les mois de juin, juillet et août, nous proposons des stages aux étudiants de grandes universités de plusieurs pays, le but étant de leur permettre de travailler main dans la main avec l'équipe principale selon leur formation et leur domaine d'étu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rgSimpleGraphics" style:family="graphic" style:parent-style-name="Graphics">
      <style:graphic-properties text:anchor-type="paragraph" svg:x="0cm" svg:y="0cm" style:wrap="none" style:vertical-pos="top" style:vertical-rel="paragraph" style:horizontal-pos="center" style:horizontal-rel="paragraph"/>
    </style:style>
    <style:style style:name="OrgCaptionedGraphics"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InlineGraphics" style:family="graphic" style:parent-style-name="Graphics">
      <style:graphic-properties text:anchor-type="as-char" svg:x="0cm" svg:y="0cm" style:vertical-pos="top" style:vertical-rel="baseline" style:horizontal-pos="center" style:horizontal-rel="paragraph"/>
    </style:style>
    <style:style style:name="OrgInlineFormula" style:family="graphic" style:parent-style-name="Formula">
      <style:graphic-properties text:anchor-type="as-char" svg:y="0cm" fo:margin-left="0.201cm" fo:margin-right="0.201cm" style:vertical-pos="middle" style:vertical-rel="text"/>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009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min-label-width="0.635cm"/>
      </text:list-level-style-number>
      <text:list-level-style-number text:level="2" style:num-format="">
        <style:list-level-properties text:space-before="1.27cm" text:min-label-width="0.635cm"/>
      </text:list-level-style-number>
      <text:list-level-style-number text:level="3" style:num-format="">
        <style:list-level-properties text:space-before="1.905cm" text:min-label-width="0.635cm"/>
      </text:list-level-style-number>
      <text:list-level-style-number text:level="4" style:num-format="">
        <style:list-level-properties text:space-before="2.54cm" text:min-label-width="0.635cm"/>
      </text:list-level-style-number>
      <text:list-level-style-number text:level="5" style:num-format="">
        <style:list-level-properties text:space-before="3.175cm" text:min-label-width="0.635cm"/>
      </text:list-level-style-number>
      <text:list-level-style-number text:level="6" style:num-format="">
        <style:list-level-properties text:space-before="3.81cm" text:min-label-width="0.635cm"/>
      </text:list-level-style-number>
      <text:list-level-style-number text:level="7" style:num-format="">
        <style:list-level-properties text:space-before="4.445cm" text:min-label-width="0.635cm"/>
      </text:list-level-style-number>
      <text:list-level-style-number text:level="8" style:num-format="">
        <style:list-level-properties text:space-before="5.08cm" text:min-label-width="0.635cm"/>
      </text:list-level-style-number>
      <text:list-level-style-number text:level="9" style:num-format="">
        <style:list-level-properties text:space-before="5.715cm" text:min-label-width="0.635cm"/>
      </text:list-level-style-number>
      <text:list-level-style-number text:level="10" style:num-format="">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PC Foundation (c) 2011 One Laptop Per Child Association, Inc.</meta:initial-creator>
    <dc:date>2011-10-02T17:52:58.50</dc:date>
    <meta:creation-date>2011-09-12</meta:creation-date>
    <meta:generator>OpenOffice.org/3.2$Win32 OpenOffice.org_project/320m12$Build-9483</meta:generator>
    <meta:keyword/>
    <dc:subject/>
    <dc:title>OLPC Support Strategy</dc:title>
    <meta:editing-duration>PT07H04M15S</meta:editing-duration>
    <meta:editing-cycles>17</meta:editing-cycles>
    <meta:printed-by>cecile wyler roulet</meta:printed-by>
    <meta:print-date>2011-09-21T22:08:49.33</meta:print-date>
    <dc:creator>cecile wyler roulet</dc:creator>
    <meta:document-statistic meta:table-count="0" meta:image-count="0" meta:object-count="0" meta:page-count="1" meta:paragraph-count="13" meta:word-count="470" meta:character-count="3025"/>
  </office:meta>
</office:document-meta>
</file>